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Arrow_20_Dashed">
      <style:graphic-properties draw:stroke="none" svg:stroke-color="#000000" draw:fill="none" draw:fill-color="#ffffff" draw:textarea-horizontal-align="left" draw:auto-grow-height="true" draw:auto-grow-width="true" fo:min-height="0.712cm" fo:min-width="2.716cm"/>
      <style:paragraph-properties style:writing-mode="lr-tb"/>
    </style:style>
    <style:style style:name="gr3" style:family="graphic" style:parent-style-name="Arrow_20_Dashe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4" style:family="graphic" style:parent-style-name="Arrow_20_Dashe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Arrow_20_Dashed">
      <style:graphic-properties draw:stroke="none" svg:stroke-color="#000000" draw:fill="none" draw:fill-color="#ffffff" draw:textarea-horizontal-align="left" draw:auto-grow-height="true" draw:auto-grow-width="true" fo:min-height="0.712cm" fo:min-width="1.661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0cm" svg:y1="4.094cm" svg:x2="15.3cm" svg:y2="11.294cm">
          <text:p/>
        </draw:line>
        <draw:line draw:style-name="gr1" draw:text-style-name="P1" draw:layer="layout" svg:x1="10cm" svg:y1="4.094cm" svg:x2="5.4cm" svg:y2="10.094cm">
          <text:p/>
        </draw:line>
        <draw:line draw:style-name="gr1" draw:text-style-name="P1" draw:layer="layout" svg:x1="5.4cm" svg:y1="9.994cm" svg:x2="15.3cm" svg:y2="11.294cm">
          <text:p/>
        </draw:line>
        <draw:line draw:style-name="gr1" draw:text-style-name="P1" draw:layer="layout" svg:x1="5.6cm" svg:y1="9.894cm" svg:x2="10.3cm" svg:y2="8.294cm">
          <text:p/>
        </draw:line>
        <draw:line draw:style-name="gr1" draw:text-style-name="P1" draw:layer="layout" svg:x1="9.9cm" svg:y1="3.994cm" svg:x2="10.3cm" svg:y2="8.294cm">
          <text:p/>
        </draw:line>
        <draw:line draw:style-name="gr1" draw:text-style-name="P1" draw:layer="layout" svg:x1="10.2cm" svg:y1="8.194cm" svg:x2="15.2cm" svg:y2="11.194cm">
          <text:p/>
        </draw:line>
        <draw:frame draw:style-name="gr2" draw:text-style-name="P2" draw:layer="layout" svg:width="2.716cm" svg:height="0.712cm" svg:x="9.5cm" svg:y="3.294cm">
          <draw:text-box>
            <text:p>P1(x1,y1)</text:p>
          </draw:text-box>
        </draw:frame>
        <draw:frame draw:style-name="gr2" draw:text-style-name="P2" draw:layer="layout" svg:width="2.716cm" svg:height="0.712cm" svg:x="15.104cm" svg:y="11.588cm">
          <draw:text-box>
            <text:p>P3(x3,y3)</text:p>
          </draw:text-box>
        </draw:frame>
        <draw:frame draw:style-name="gr2" draw:text-style-name="P2" draw:layer="layout" svg:width="2.716cm" svg:height="0.712cm" svg:x="4.1cm" svg:y="10.694cm">
          <draw:text-box>
            <text:p>P2(x2,y2)</text:p>
          </draw:text-box>
        </draw:frame>
        <draw:frame draw:style-name="gr3" draw:text-style-name="P2" draw:layer="layout" svg:width="0.777cm" svg:height="0.712cm" svg:x="9.5cm" svg:y="9.594cm">
          <draw:text-box>
            <text:p>Δ1</text:p>
          </draw:text-box>
        </draw:frame>
        <draw:frame draw:style-name="gr3" draw:text-style-name="P2" draw:layer="layout" svg:width="0.777cm" svg:height="0.712cm" svg:x="10.9cm" svg:y="6.994cm">
          <draw:text-box>
            <text:p>Δ2</text:p>
          </draw:text-box>
        </draw:frame>
        <draw:frame draw:style-name="gr4" draw:text-style-name="P2" draw:layer="layout" svg:width="0.9cm" svg:height="0.712cm" svg:x="8.6cm" svg:y="6.594cm">
          <draw:text-box draw:corner-radius="0.7cm">
            <text:p>Δ3</text:p>
          </draw:text-box>
        </draw:frame>
        <draw:frame draw:style-name="gr5" draw:text-style-name="P2" draw:layer="layout" svg:width="1.661cm" svg:height="0.712cm" svg:x="8.539cm" svg:y="7.682cm">
          <draw:text-box>
            <text:p>P(x,y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01T05:44:14.169546962</meta:creation-date>
    <dc:date>2020-06-01T06:01:36.437866118</dc:date>
    <meta:editing-duration>PT8M25S</meta:editing-duration>
    <meta:editing-cycles>2</meta:editing-cycles>
    <meta:generator>LibreOffice/6.4.3.2$Linux_X86_64 LibreOffice_project/40$Build-2</meta:generator>
    <meta:document-statistic meta:object-count="13"/>
  </office:meta>
</office:document-meta>
</file>